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0pt" fo:language="en" fo:country="GB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8">Our ref <text:s/><text:placeholder text:placeholder-type="text">&lt;data['form']['file_refrence_no']&gt;</text:placeholder><text:tab/><text:tab/><text:tab/><text:tab/></text:p>
      <text:p text:style-name="P9"><text:placeholder text:placeholder-type="text">&lt;time&gt;</text:placeholder></text:p>
      <text:p text:style-name="P4"><text:span text:style-name="T3"><text:placeholder text:placeholder-type="text">&lt;data['form']['title']&gt;</text:placeholder></text:span><text:span text:style-name="T3"> </text:span><text:span text:style-name="T3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3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P2"/>
      <text:p text:style-name="P6"><text:placeholder text:placeholder-type="text">&lt;data['form']['title_last_name']&gt;</text:placeholder></text:p>
      <text:p text:style-name="P2"/>
      <text:p text:style-name="P2">You have requested a Driving Assessment and this is to confirm that your appointment has been made for:</text:p>
      <text:p text:style-name="P2"/>
      <text:p text:style-name="P5"><text:span text:style-name="T2"><text:placeholder text:placeholder-type="text">&lt;data['form']['apmt_start_date']&gt;</text:placeholder></text:span><text:span text:style-name="T4"> at </text:span><text:span text:style-name="T2"><text:placeholder text:placeholder-type="text">&lt;data['form']['apmt_start_time']&gt;</text:placeholder></text:span></text:p>
      <text:p text:style-name="P3"/>
      <text:p text:style-name="P3">at our satellite Centre at :</text:p>
      <text:p text:style-name="P3"/>
      <text:p text:style-name="P10">11 Acer Road, Saddlebow Industrial Estate, Kings Lynn PE34 3HN</text:p>
      <text:p text:style-name="P2"/>
      <text:p text:style-name="P2">It is anticipated that you will need to allow approximately 2½ hours for the assessment and there is a waiting/ refreshment area available for you and the person(s) accompanying you. <text:s/></text:p>
      <text:p text:style-name="P2"/>
      <text:p text:style-name="P4"><text:span text:style-name="T3">Please complete the enclosed questionnaire and VAT exemption form and return it to us( </text:span><text:span text:style-name="T4">AT THETFORD)</text:span><text:span text:style-name="T3">, as soon as possible, together with your fee of £90 (made payable to EAD) to confirm your acceptance of the appointment. If you do not complete the VAT form the fee will be £108.00.</text:span></text:p>
      <text:p text:style-name="P2"/>
      <text:p text:style-name="P2">If cancellation is necessary please note that the full fee will be charged unless 5 working days notice is given, or medical evidence of your inability to attend is provided.</text:p>
      <text:p text:style-name="P2"/>
      <text:p text:style-name="P2">When you attend:</text:p>
      <text:p text:style-name="P2"/>
      <text:p text:style-name="P11">1 <text:s text:c="2"/>Please ensure you bring your Driving Licence with you. If you do not have a valid licence in your possession please advise us as soon as possible.</text:p>
      <text:p text:style-name="P7"/>
      <text:p text:style-name="P11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11"/>
      <text:p text:style-name="P11">3 <text:s text:c="2"/><text:span text:style-name="T7">If the gates are closed when you arrive please call 0792 2653 325</text:span></text:p>
      <text:p text:style-name="P11"/>
      <text:p text:style-name="P2">We look forward to seeing you and hope that we are able to help you overcome your mobility problems. <text:s/>If you have any queries about any aspect of the assessment, please do not hesitate to contact me.</text:p>
      <text:p text:style-name="P2"/>
      <text:p text:style-name="P2">Yours sincerely</text:p>
      <text:p text:style-name="P2"/>
      <text:p text:style-name="P2"/>
      <text:p text:style-name="P2"/>
      <text:p text:style-name="P2"/>
      <text:p text:style-name="P2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4992in" fo:margin-left="0.9161in" fo:margin-right="0.916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1-01-31T14:03:00</meta:creation-date>
    <dc:date>2015-02-05T21:12:37.05</dc:date>
    <meta:editing-cycles>10</meta:editing-cycles>
    <meta:editing-duration>PT03H27M03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1" meta:word-count="295" meta:character-count="1858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